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- Merchandising</text:p>
      <text:p text:style-name="Text_20_body"><text:span text:style-name="T1">AnonymousPlanet.org does not participate in any sponsoring or affiliate program for any entity. Anonymousplanet.org relies only on anonymous donations.</text:span></text:p>
      <text:p text:style-name="Text_20_body">All the links below are listed in alphabetical order.</text:p>
      <text:h text:style-name="Heading_20_4" text:outline-level="4"><text:bookmark-start text:name="general-privacy-related-projects"/>General privacy related projects:<text:bookmark-end text:name="general-privacy-related-projects"/></text:h>
      <text:list text:style-name="L1">
        <text:list-item>
          <text:p text:style-name="P1">EFF Surveillance Self-Defense: <text:a xlink:type="simple" xlink:href="https://ssd.eff.org/" office:name=""><text:span text:style-name="Definition">https://ssd.eff.org/</text:span></text:a></text:p>
        </text:list-item>
        <text:list-item>
          <text:p text:style-name="P1">Prism-Break: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: <text:a xlink:type="simple" xlink:href="https://privacyguides.org" office:name=""><text:span text:style-name="Definition">https://privacyguides.org</text:span></text:a></text:p>
        </text:list-item>
        <text:list-item>
          <text:p text:style-name="P1">Techlore: <text:a xlink:type="simple" xlink:href="https://techlore.tech" office:name=""><text:span text:style-name="Definition">https://techlore.tech</text:span></text:a></text:p>
        </text:list-item>
        <text:list-item>
          <text:p text:style-name="P1">The New Oil: <text:a xlink:type="simple" xlink:href="https://thenewoil.org" office:name=""><text:span text:style-name="Definition">https://thenewoil.org</text:span></text:a>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ontinuing Ed: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: <text:a xlink:type="simple" xlink:href="https://madaidans-insecurities.github.io/" office:name=""><text:span text:style-name="Definition">https://madaidans-insecurities.github.io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: <text:a xlink:type="simple" xlink:href="https://kycnot.me/" office:name=""><text:span text:style-name="Definition">https://kycnot.me/</text:span></text:a></text:p>
        </text:list-item>
        <text:list-item>
          <text:p text:style-name="P3">Library Genesis: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 (see their latest known URL in the Wikipedia article)</text:p>
        </text:list-item>
        <text:list-item>
          <text:p text:style-name="P3">Real World Onion Sites: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 (see their latest known URL in the Wikipedia article)</text:p>
        </text:list-item>
        <text:list-item>
          <text:p text:style-name="P3">Terms of Service, Didn’t Read: <text:a xlink:type="simple" xlink:href="https://tosdr.org" office:name=""><text:span text:style-name="Definition">https://tosdr.org</text:span></text:a></text:p>
        </text:list-item>
        <text:list-item>
          <text:p text:style-name="P3">Whonix Documentation: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26T04:29:48Z</meta:creation-date>
    <dc:date>2022-06-26T04:29:48Z</dc:date>
  </office:meta>
</office:document-meta>
</file>